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7871" officeooo:paragraph-rsid="001f7871"/>
    </style:style>
    <style:style style:name="P2" style:family="paragraph" style:parent-style-name="Standard">
      <style:text-properties officeooo:rsid="001f7871" officeooo:paragraph-rsid="001fe8da"/>
    </style:style>
    <style:style style:name="P3" style:family="paragraph" style:parent-style-name="Standard">
      <style:text-properties officeooo:rsid="001fe775" officeooo:paragraph-rsid="001fe775"/>
    </style:style>
    <style:style style:name="P4" style:family="paragraph" style:parent-style-name="Standard">
      <style:text-properties officeooo:rsid="0021df21" officeooo:paragraph-rsid="0021df21"/>
    </style:style>
    <style:style style:name="P5" style:family="paragraph" style:parent-style-name="Standard">
      <style:text-properties officeooo:rsid="0021df21" officeooo:paragraph-rsid="0023090d"/>
    </style:style>
    <style:style style:name="P6" style:family="paragraph" style:parent-style-name="Standard">
      <style:text-properties officeooo:rsid="0021df21" officeooo:paragraph-rsid="0024abb8"/>
    </style:style>
    <style:style style:name="P7" style:family="paragraph" style:parent-style-name="Standard">
      <style:text-properties officeooo:rsid="0021df21" officeooo:paragraph-rsid="0024dd3b"/>
    </style:style>
    <style:style style:name="P8" style:family="paragraph" style:parent-style-name="Standard">
      <style:text-properties officeooo:rsid="00273ff2" officeooo:paragraph-rsid="00273ff2"/>
    </style:style>
    <style:style style:name="P9" style:family="paragraph" style:parent-style-name="Standard">
      <style:text-properties officeooo:rsid="00273ff2" officeooo:paragraph-rsid="00277c39"/>
    </style:style>
    <style:style style:name="P10" style:family="paragraph" style:parent-style-name="Standard">
      <style:text-properties officeooo:rsid="0028de13" officeooo:paragraph-rsid="0028de13"/>
    </style:style>
    <style:style style:name="P11" style:family="paragraph" style:parent-style-name="Standard">
      <style:text-properties officeooo:rsid="0028de13" officeooo:paragraph-rsid="00296800"/>
    </style:style>
    <style:style style:name="P12" style:family="paragraph" style:parent-style-name="Standard">
      <style:text-properties officeooo:rsid="002af93a" officeooo:paragraph-rsid="002af93a"/>
    </style:style>
    <style:style style:name="P13" style:family="paragraph" style:parent-style-name="Standard">
      <style:text-properties officeooo:rsid="002af93a" officeooo:paragraph-rsid="002c5e84"/>
    </style:style>
    <style:style style:name="P14" style:family="paragraph" style:parent-style-name="Standard">
      <style:text-properties officeooo:rsid="002af93a" officeooo:paragraph-rsid="002cc89d"/>
    </style:style>
    <style:style style:name="P15" style:family="paragraph" style:parent-style-name="Standard">
      <style:text-properties officeooo:rsid="002af93a" officeooo:paragraph-rsid="002e1759"/>
    </style:style>
    <style:style style:name="P16" style:family="paragraph" style:parent-style-name="Standard">
      <style:text-properties officeooo:rsid="002f6013" officeooo:paragraph-rsid="002f6013"/>
    </style:style>
    <style:style style:name="P17" style:family="paragraph" style:parent-style-name="Standard">
      <style:text-properties officeooo:rsid="0030b741" officeooo:paragraph-rsid="0030b741"/>
    </style:style>
    <style:style style:name="P18" style:family="paragraph" style:parent-style-name="Standard">
      <style:text-properties officeooo:rsid="0030b741" officeooo:paragraph-rsid="00313b9c"/>
    </style:style>
    <style:style style:name="P19" style:family="paragraph" style:parent-style-name="Standard">
      <style:text-properties officeooo:rsid="0030b741" officeooo:paragraph-rsid="00331f6c"/>
    </style:style>
    <style:style style:name="P2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fe775" officeooo:paragraph-rsid="001fe775"/>
    </style:style>
    <style:style style:name="P2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1df21" officeooo:paragraph-rsid="0024abb8"/>
    </style:style>
    <style:style style:name="P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73ff2" officeooo:paragraph-rsid="00277c39"/>
    </style:style>
    <style:style style:name="P2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8de13" officeooo:paragraph-rsid="00296800"/>
    </style:style>
    <style:style style:name="P2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af93a" officeooo:paragraph-rsid="002af93a"/>
    </style:style>
    <style:style style:name="T1" style:family="text">
      <style:text-properties officeooo:rsid="001fe8da"/>
    </style:style>
    <style:style style:name="T2" style:family="text">
      <style:text-properties officeooo:rsid="0023090d"/>
    </style:style>
    <style:style style:name="T3" style:family="text">
      <style:text-properties officeooo:rsid="0024abb8"/>
    </style:style>
    <style:style style:name="T4" style:family="text">
      <style:text-properties officeooo:rsid="0024dd3b"/>
    </style:style>
    <style:style style:name="T5" style:family="text">
      <style:text-properties officeooo:rsid="00277c39"/>
    </style:style>
    <style:style style:name="T6" style:family="text">
      <style:text-properties officeooo:rsid="00296800"/>
    </style:style>
    <style:style style:name="T7" style:family="text">
      <style:text-properties fo:color="#e8511e" fo:font-size="10.5pt"/>
    </style:style>
    <style:style style:name="T8" style:family="text">
      <style:text-properties fo:font-size="10.5pt"/>
    </style:style>
    <style:style style:name="T9" style:family="text">
      <style:text-properties officeooo:rsid="00313b9c"/>
    </style:style>
    <style:style style:name="T10" style:family="text">
      <style:text-properties officeooo:rsid="00331f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érience Populaire</text:p>
      <text:p text:style-name="P1"/>
      <text:p text:style-name="P1">Expérience 1 : <text:a xlink:type="simple" xlink:href="http://www.perche-sarthois.fr/Fiche/Detail/604/Decouvrir~Balades-et-randonnees~A-velo-a-VTT-a-cheval/CIRCUIT-VELO-AUTOUR-DE-LA-FERTE-BERNARD" text:style-name="Internet_20_link" text:visited-style-name="Visited_20_Internet_20_Link">http://www.perche-sarthois.fr/Fiche/Detail/604/Decouvrir~Balades-et-randonnees~A-velo-a-VTT-a-cheval/CIRCUIT-VELO-AUTOUR-DE-LA-FERTE-BERNARD</text:a></text:p>
      <text:p text:style-name="P1"/>
      <text:p text:style-name="P2">Expérience 2 : <text:a xlink:type="simple" xlink:href="http://www.perche-sarthois.fr/Fiche/Detail/338/Decouvrir~Artisanat-et-produits-regionaux~Artisans-d-art/ATELIER-POTERIE-FRANÇOISE-AUVRAY" text:style-name="Internet_20_link" text:visited-style-name="Visited_20_Internet_20_Link"><text:span text:style-name="T1">http://www.perche-sarthois.fr/Fiche/Detail/338/Decouvrir~Artisanat-et-produits-regionaux~Artisans-d-art/ATELIER-POTERIE-FRAN%C3%87OISE-AUVRAY</text:span></text:a></text:p>
      <text:p text:style-name="P1"/>
      <text:p text:style-name="P1">Expérience 3 : <text:a xlink:type="simple" xlink:href="http://www.perche-sarthois.fr/Fiche/Detail/338/Decouvrir~Artisanat-et-produits-regionaux~Artisans-d-art/ATELIER-POTERIE-FRANÇOISE-AUVRAY" text:style-name="Internet_20_link" text:visited-style-name="Visited_20_Internet_20_Link">http://www.perche-sarthois.fr/Fiche/Detail/338/Decouvrir~Artisanat-et-produits-regionaux~Artisans-d-art/ATELIER-POTERIE-FRAN%C3%87OISE-AUVRAY</text:a></text:p>
      <text:p text:style-name="P1"/>
      <text:p text:style-name="P3">Expérience 4 : <text:a xlink:type="simple" xlink:href="http://www.perche-sarthois.fr/Fiche/Detail/2641/Decouvrir~Sports-et-loisirs~Centres-equestres/AUREL-HORSE" text:style-name="Internet_20_link" text:visited-style-name="Visited_20_Internet_20_Link">http://www.perche-sarthois.fr/Fiche/Detail/2641/Decouvrir~Sports-et-loisirs~Centres-equestres/AUREL-HORSE</text:a></text:p>
      <text:p text:style-name="P3"/>
      <text:p text:style-name="P20"/>
      <text:p text:style-name="P3"/>
      <text:p text:style-name="P4">Nos logements :</text:p>
      <text:p text:style-name="P4"/>
      <text:p text:style-name="P5">Logement 1 : <text:a xlink:type="simple" xlink:href="http://www.perche-sarthois.fr/Fiche/Detail/115/Sejourner~Hebergements~Hotels/HOTEL-BALLADINS" text:style-name="Internet_20_link" text:visited-style-name="Visited_20_Internet_20_Link"><text:span text:style-name="T2">http://www.perche-sarthois.fr/Fiche/Detail/115/Sejourner~Hebergements~Hotels/HOTEL-BALLADINS</text:span></text:a></text:p>
      <text:p text:style-name="P4"/>
      <text:p text:style-name="P7">Logement 2 : <text:a xlink:type="simple" xlink:href="http://www.perche-sarthois.fr/Fiche/Detail/98/Sejourner~Hebergements~Hotels/HOTEL-LES-SITTELLES" text:style-name="Internet_20_link" text:visited-style-name="Visited_20_Internet_20_Link"><text:span text:style-name="T4">http://www.perche-sarthois.fr/Fiche/Detail/98/Sejourner~Hebergements~Hotels/HOTEL-LES-SITTELLES</text:span></text:a></text:p>
      <text:p text:style-name="P4"/>
      <text:p text:style-name="P6">Logement 3 : <text:a xlink:type="simple" xlink:href="http://www.perche-sarthois.fr/Fiche/Detail/113/Sejourner~Hebergements~Hotels/LE-PRESSOIR-HOTEL" text:style-name="Internet_20_link" text:visited-style-name="Visited_20_Internet_20_Link"><text:span text:style-name="T3">http://www.perche-sarthois.fr/Fiche/Detail/113/Sejourner~Hebergements~Hotels/LE-PRESSOIR-HOTEL</text:span></text:a></text:p>
      <text:p text:style-name="P21"/>
      <text:p text:style-name="P6"/>
      <text:p text:style-name="P8">Evenements Locaux :</text:p>
      <text:p text:style-name="P8"/>
      <text:p text:style-name="P8">Event 1 : <text:a xlink:type="simple" xlink:href="http://www.perche-sarthois.fr/Fiche/Detail/3207/Decouvrir~Agenda/EXPOSITION-TALENTS-D-ART" text:style-name="Internet_20_link" text:visited-style-name="Visited_20_Internet_20_Link">http://www.perche-sarthois.fr/Fiche/Detail/3207/Decouvrir~Agenda/EXPOSITION-TALENTS-D-ART</text:a></text:p>
      <text:p text:style-name="P8"/>
      <text:p text:style-name="P9">Event 2 : <text:a xlink:type="simple" xlink:href="http://www.perche-sarthois.fr/Fiche/Detail/3349/Decouvrir~Agenda/CONCERT-CONFÉRENCE-BEETHOVEN-ET-LE-PIANO-PAR-PASCALE-LANSQUET-ET-MARIE-PIERRE-BOUT" text:style-name="Internet_20_link" text:visited-style-name="Visited_20_Internet_20_Link"><text:span text:style-name="T5">http://www.perche-sarthois.fr/Fiche/Detail/3349/Decouvrir~Agenda/CONCERT-CONF%C3%89RENCE-BEETHOVEN-ET-LE-PIANO-PAR-PASCALE-LANSQUET-ET-MARIE-PIERRE-BOUT</text:span></text:a></text:p>
      <text:p text:style-name="P8"/>
      <text:p text:style-name="P9">Event 3 : <text:a xlink:type="simple" xlink:href="http://www.perche-sarthois.fr/Fiche/Detail/3202/Decouvrir~Agenda/LE-CABARET-BLANCHE-THÉÂTRE-MUSICAL" text:style-name="Internet_20_link" text:visited-style-name="Visited_20_Internet_20_Link"><text:span text:style-name="T5">http://www.perche-sarthois.fr/Fiche/Detail/3202/Decouvrir~Agenda/LE-CABARET-BLANCHE-TH%C3%89%C3%82TRE-MUSICAL</text:span></text:a></text:p>
      <text:p text:style-name="P22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Sports-et-loisirs</text:p>
      <text:p text:style-name="P10"/>
      <text:p text:style-name="P10">SP 1 : <text:a xlink:type="simple" xlink:href="http://www.perche-sarthois.fr/Fiche/Detail/523/Decouvrir~Sports-et-loisirs~Zoo/ZOO-DE-PESCHERAY" text:style-name="Internet_20_link" text:visited-style-name="Visited_20_Internet_20_Link">http://www.perche-sarthois.fr/Fiche/Detail/523/Decouvrir~Sports-et-loisirs~Zoo/ZOO-DE-PESCHERAY</text:a></text:p>
      <text:p text:style-name="P10"/>
      <text:p text:style-name="P10">SP2 : <text:a xlink:type="simple" xlink:href="http://www.perche-sarthois.fr/Fiche/Detail/531/Decouvrir~Sports-et-loisirs~Centres-equestres/VIBRAYE-EQUITATION" text:style-name="Internet_20_link" text:visited-style-name="Visited_20_Internet_20_Link">http://www.perche-sarthois.fr/Fiche/Detail/531/Decouvrir~Sports-et-loisirs~Centres-equestres/VIBRAYE-EQUITATION</text:a></text:p>
      <text:p text:style-name="P10"/>
      <text:p text:style-name="P10">SP3 : <text:a xlink:type="simple" xlink:href="http://www.perche-sarthois.fr/Fiche/Detail/538/Decouvrir~Sports-et-loisirs~Bases-de-loisirs-navigation-piscines/CANOE-KAYAK-CLUB-FERTOIS" text:style-name="Internet_20_link" text:visited-style-name="Visited_20_Internet_20_Link">http://www.perche-sarthois.fr/Fiche/Detail/538/Decouvrir~Sports-et-loisirs~Bases-de-loisirs-navigation-piscines/CANOE-KAYAK-CLUB-FERTOIS</text:a></text:p>
      <text:p text:style-name="P10"/>
      <text:p text:style-name="P11">SP4 : <text:a xlink:type="simple" xlink:href="http://www.perche-sarthois.fr/Fiche/Detail/524/Decouvrir~Sports-et-loisirs~Trains-touristiques/LE-MUSEOTRAIN-DE-SEMUR-EN-VALLON" text:style-name="Internet_20_link" text:visited-style-name="Visited_20_Internet_20_Link"><text:span text:style-name="T6">http://www.perche-sarthois.fr/Fiche/Detail/524/Decouvrir~Sports-et-loisirs~Trains-touristiques/LE-MUSEOTRAIN-DE-SEMUR-EN-VALLON</text:span></text:a></text:p>
      <text:p text:style-name="P23"/>
      <text:p text:style-name="P11"/>
      <text:p text:style-name="P11"/>
      <text:p text:style-name="P12">Nature :</text:p>
      <text:p text:style-name="P12"/>
      <text:p text:style-name="P12">Nature 1 : <text:a xlink:type="simple" xlink:href="http://www.ornetourisme.com/tourisme/patrimoine/longny-les-villages_jardins-du-manoir-du-pontgirard_18__PCUNOR061FS00074.htm#ad-image-1" text:style-name="Internet_20_link" text:visited-style-name="Visited_20_Internet_20_Link">http://www.ornetourisme.com/tourisme/patrimoine/longny-les-villages_jardins-du-manoir-du-pontgirard_18__PCUNOR061FS00074.htm#ad-image-1</text:a></text:p>
      <text:p text:style-name="P12"/>
      <text:p text:style-name="P15">Nature 2 : <text:span text:style-name="Emphasis"><text:span text:style-name="T7">Jardin de la Bourdonnière</text:span></text:span><text:span text:style-name="T8">, Madame Labescat. « la Bourdonnière »</text:span> <text:span text:style-name="T8">61400 Réveillon</text:span></text:p>
      <text:p text:style-name="P12"/>
      <text:p text:style-name="P14">Nature 3 : <text:span text:style-name="Strong_20_Emphasis"><text:span text:style-name="T7">Parc du Château de Lorière</text:span></text:span><text:span text:style-name="T8">, 61290, la Rouge.</text:span></text:p>
      <text:p text:style-name="P12"/>
      <text:p text:style-name="P13">Nature 4 : <text:span text:style-name="Strong_20_Emphasis"><text:span text:style-name="T7">Jardin du Manoir des Perrignes</text:span></text:span><text:span text:style-name="T8">   St Maurice sur Huisne</text:span></text:p>
      <text:p text:style-name="P24"/>
      <text:p text:style-name="P12"/>
      <text:p text:style-name="P16">Histoire :</text:p>
      <text:p text:style-name="P16"/>
      <text:p text:style-name="P19">Histoire 1 : <text:a xlink:type="simple" xlink:href="http://www.parc-naturel-perche.fr/se-restaurer/restaurants-recommandes-par-le-parc#!/hotel-de-la-foret-769061" text:style-name="Internet_20_link" text:visited-style-name="Visited_20_Internet_20_Link"><text:span text:style-name="T9">http://www.parc-naturel-perche.fr/se-restaurer/restaurants-recommandes-par-le-parc#!/hotel-de-la-foret-769061</text:span></text:a></text:p>
      <text:p text:style-name="P17"/>
      <text:p text:style-name="P19">Histoire 2 : <text:a xlink:type="simple" xlink:href="http://www.parc-naturel-perche.fr/se-restaurer/restaurants-recommandes-par-le-parc#!/la-maison-dhorbe-769253" text:style-name="Internet_20_link" text:visited-style-name="Visited_20_Internet_20_Link"><text:span text:style-name="T10">http://www.parc-naturel-perche.fr/se-restaurer/restaurants-recommandes-par-le-parc#!/la-maison-dhorbe-769253</text:span></text:a></text:p>
      <text:p text:style-name="P17"/>
      <text:p text:style-name="P18">Histoire 3 :<text:a xlink:type="simple" xlink:href="http://www.parc-naturel-perche.fr/se-restaurer/restaurants-recommandes-par-le-parc#!/hotel-restaurant-le-montligeon-767947" text:style-name="Internet_20_link" text:visited-style-name="Visited_20_Internet_20_Link"><text:span text:style-name="T9">http://www.parc-naturel-perche.fr/se-restaurer/restaurants-recommandes-par-le-parc#!/hotel-restaurant-le-montligeon-767947</text:span></text:a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8:03:48.687013796</meta:creation-date>
    <dc:date>2017-02-26T20:31:10.103036839</dc:date>
    <meta:editing-duration>PT1H46M32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119" meta:character-count="2603" meta:non-whitespace-character-count="2509"/>
  </office:meta>
</office:document-meta>
</file>